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f2a46" officeooo:paragraph-rsid="000d0dcf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0d0dc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d0dcf" officeooo:paragraph-rsid="000d0dcf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00ced1" loext:opacity="100%" fo:font-size="16pt" fo:font-weight="bold" officeooo:rsid="000d0dcf" officeooo:paragraph-rsid="000d0dcf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ced1" loext:opacity="100%" fo:font-weight="bold" officeooo:rsid="001f2a46" officeooo:paragraph-rsid="000d0dcf" style:font-weight-asian="bold" style:font-weight-complex="bold"/>
    </style:style>
    <style:style style:name="P6" style:family="paragraph" style:parent-style-name="Standard">
      <style:text-properties fo:color="#00ced1" loext:opacity="100%" fo:font-weight="bold" officeooo:rsid="000d0dcf" officeooo:paragraph-rsid="0015568d" style:font-weight-asian="bold" style:font-weight-complex="bold"/>
    </style:style>
    <style:style style:name="P7" style:family="paragraph" style:parent-style-name="Standard">
      <style:text-properties fo:color="#00ced1" loext:opacity="100%" fo:font-size="13pt" fo:font-weight="bold" officeooo:rsid="00172975" officeooo:paragraph-rsid="00172975" style:font-size-asian="13pt" style:font-weight-asian="bold" style:font-size-complex="13pt" style:font-weight-complex="bold"/>
    </style:style>
    <style:style style:name="P8" style:family="paragraph" style:parent-style-name="Standard">
      <style:text-properties fo:color="#00ced1" loext:opacity="100%" fo:font-size="13pt" fo:font-weight="bold" officeooo:rsid="00172975" officeooo:paragraph-rsid="001b2b9e" style:font-size-asian="13pt" style:font-weight-asian="bold" style:font-size-complex="13pt" style:font-weight-complex="bold"/>
    </style:style>
    <style:style style:name="P9" style:family="paragraph" style:parent-style-name="Standard">
      <style:text-properties fo:color="#00ced1" loext:opacity="100%" fo:font-size="13pt" fo:font-weight="bold" officeooo:rsid="00172975" officeooo:paragraph-rsid="001be264" style:font-size-asian="13pt" style:font-weight-asian="bold" style:font-size-complex="13pt" style:font-weight-complex="bold"/>
    </style:style>
    <style:style style:name="P10" style:family="paragraph" style:parent-style-name="Standard">
      <style:text-properties fo:color="#00ced1" loext:opacity="100%" fo:font-size="13pt" fo:font-weight="bold" officeooo:rsid="00172975" officeooo:paragraph-rsid="001ce07d" style:font-size-asian="13pt" style:font-weight-asian="bold" style:font-size-complex="13pt" style:font-weight-complex="bold"/>
    </style:style>
    <style:style style:name="P11" style:family="paragraph" style:parent-style-name="Standard">
      <style:text-properties fo:color="#00ced1" loext:opacity="100%" fo:font-size="13pt" fo:font-weight="bold" officeooo:rsid="00172975" officeooo:paragraph-rsid="001d954b" style:font-size-asian="13pt" style:font-weight-asian="bold" style:font-size-complex="13pt" style:font-weight-complex="bold"/>
    </style:style>
    <style:style style:name="P12" style:family="paragraph" style:parent-style-name="Standard">
      <style:text-properties fo:color="#00ced1" loext:opacity="100%" fo:font-size="13pt" fo:font-weight="bold" officeooo:rsid="00172975" officeooo:paragraph-rsid="00212e8d" style:font-size-asian="13pt" style:font-weight-asian="bold" style:font-size-complex="13pt" style:font-weight-complex="bold"/>
    </style:style>
    <style:style style:name="P13" style:family="paragraph" style:parent-style-name="Standard">
      <style:text-properties fo:color="#00ced1" loext:opacity="100%" fo:font-size="13pt" fo:font-weight="bold" officeooo:rsid="00172975" officeooo:paragraph-rsid="00228466" style:font-size-asian="13pt" style:font-weight-asian="bold" style:font-size-complex="13pt" style:font-weight-complex="bold"/>
    </style:style>
    <style:style style:name="P14" style:family="paragraph" style:parent-style-name="Standard">
      <style:text-properties fo:color="#00ced1" loext:opacity="100%" fo:font-size="13pt" fo:font-weight="bold" officeooo:rsid="00172975" officeooo:paragraph-rsid="002935e9" style:font-size-asian="13pt" style:font-weight-asian="bold" style:font-size-complex="13pt" style:font-weight-complex="bold"/>
    </style:style>
    <style:style style:name="P15" style:family="paragraph" style:parent-style-name="Standard">
      <style:text-properties fo:color="#00ced1" loext:opacity="100%" fo:font-size="13pt" fo:font-weight="bold" officeooo:rsid="00172975" officeooo:paragraph-rsid="002e88f3" style:font-size-asian="13pt" style:font-weight-asian="bold" style:font-size-complex="13pt" style:font-weight-complex="bold"/>
    </style:style>
    <style:style style:name="P16" style:family="paragraph" style:parent-style-name="Standard">
      <style:text-properties fo:color="#00ced1" loext:opacity="100%" fo:font-size="13pt" fo:font-weight="bold" officeooo:rsid="00172975" officeooo:paragraph-rsid="002eec4d" style:font-size-asian="13pt" style:font-weight-asian="bold" style:font-size-complex="13pt" style:font-weight-complex="bold"/>
    </style:style>
    <style:style style:name="P17" style:family="paragraph" style:parent-style-name="Standard">
      <style:text-properties fo:color="#00ced1" loext:opacity="100%" fo:font-size="13pt" fo:font-weight="bold" officeooo:rsid="00172975" officeooo:paragraph-rsid="00315d9a" style:font-size-asian="13pt" style:font-weight-asian="bold" style:font-size-complex="13pt" style:font-weight-complex="bold"/>
    </style:style>
    <style:style style:name="P18" style:family="paragraph" style:parent-style-name="Standard">
      <style:text-properties fo:color="#00ced1" loext:opacity="100%" fo:font-size="13pt" fo:font-weight="bold" officeooo:rsid="00172975" officeooo:paragraph-rsid="003500fc" style:font-size-asian="13pt" style:font-weight-asian="bold" style:font-size-complex="13pt" style:font-weight-complex="bold"/>
    </style:style>
    <style:style style:name="P19" style:family="paragraph" style:parent-style-name="Standard">
      <style:text-properties fo:color="#00ced1" loext:opacity="100%" fo:font-size="13pt" fo:font-weight="bold" officeooo:rsid="00172975" officeooo:paragraph-rsid="00437927" style:font-size-asian="13pt" style:font-weight-asian="bold" style:font-size-complex="13pt" style:font-weight-complex="bold"/>
    </style:style>
    <style:style style:name="P20" style:family="paragraph" style:parent-style-name="Standard">
      <style:text-properties fo:color="#00ced1" loext:opacity="100%" fo:font-size="13pt" fo:font-weight="bold" officeooo:rsid="00172975" officeooo:paragraph-rsid="004be18a" style:font-size-asian="13pt" style:font-weight-asian="bold" style:font-size-complex="13pt" style:font-weight-complex="bold"/>
    </style:style>
    <style:style style:name="P21" style:family="paragraph" style:parent-style-name="Standard">
      <style:text-properties fo:color="#00ced1" loext:opacity="100%" fo:font-size="20pt" fo:font-weight="bold" officeooo:rsid="001f2a46" officeooo:paragraph-rsid="000d0dcf" style:font-size-asian="20pt" style:font-weight-asian="bold" style:font-size-complex="20pt" style:font-weight-complex="bold"/>
    </style:style>
    <style:style style:name="P22" style:family="paragraph" style:parent-style-name="Standard">
      <style:text-properties fo:color="#00ced1" loext:opacity="100%" fo:font-size="20pt" fo:font-weight="bold" officeooo:rsid="000d0dcf" officeooo:paragraph-rsid="001366c2" style:font-size-asian="20pt" style:font-weight-asian="bold" style:font-size-complex="20pt" style:font-weight-complex="bold"/>
    </style:style>
    <style:style style:name="P23" style:family="paragraph" style:parent-style-name="Standard">
      <style:text-properties fo:color="#00ced1" loext:opacity="100%" fo:font-size="20pt" fo:font-weight="bold" officeooo:rsid="000d0dcf" officeooo:paragraph-rsid="0015568d" style:font-size-asian="20pt" style:font-weight-asian="bold" style:font-size-complex="20pt" style:font-weight-complex="bold"/>
    </style:style>
    <style:style style:name="P24" style:family="paragraph" style:parent-style-name="Standard">
      <style:text-properties fo:color="#00ced1" loext:opacity="100%" fo:font-size="20pt" fo:font-weight="bold" officeooo:rsid="000d0dcf" officeooo:paragraph-rsid="000d0dcf" style:font-size-asian="20pt" style:font-weight-asian="bold" style:font-size-complex="20pt" style:font-weight-complex="bold"/>
    </style:style>
    <style:style style:name="P25" style:family="paragraph" style:parent-style-name="Standard">
      <style:text-properties fo:color="#00ced1" loext:opacity="100%" fo:font-size="20pt" fo:font-weight="bold" officeooo:rsid="00265b16" officeooo:paragraph-rsid="00265b16" style:font-size-asian="20pt" style:font-weight-asian="bold" style:font-size-complex="20pt" style:font-weight-complex="bold"/>
    </style:style>
    <style:style style:name="P26" style:family="paragraph" style:parent-style-name="Standard">
      <style:text-properties officeooo:rsid="000d0dcf" officeooo:paragraph-rsid="000d0dcf"/>
    </style:style>
    <style:style style:name="P27" style:family="paragraph" style:parent-style-name="Standard">
      <style:text-properties officeooo:rsid="000d0dcf" officeooo:paragraph-rsid="000fb3d7"/>
    </style:style>
    <style:style style:name="P28" style:family="paragraph" style:parent-style-name="Standard">
      <style:text-properties officeooo:rsid="000d0dcf" officeooo:paragraph-rsid="00114b16"/>
    </style:style>
    <style:style style:name="P29" style:family="paragraph" style:parent-style-name="Standard">
      <style:text-properties officeooo:rsid="000d0dcf" officeooo:paragraph-rsid="00172975"/>
    </style:style>
    <style:style style:name="P30" style:family="paragraph" style:parent-style-name="Standard">
      <style:text-properties officeooo:rsid="000d0dcf" officeooo:paragraph-rsid="0018dc81"/>
    </style:style>
    <style:style style:name="P31" style:family="paragraph" style:parent-style-name="Standard">
      <style:text-properties officeooo:rsid="000d0dcf" officeooo:paragraph-rsid="001b2b9e"/>
    </style:style>
    <style:style style:name="P32" style:family="paragraph" style:parent-style-name="Standard">
      <style:text-properties officeooo:rsid="000d0dcf" officeooo:paragraph-rsid="001ce07d"/>
    </style:style>
    <style:style style:name="P33" style:family="paragraph" style:parent-style-name="Standard">
      <style:text-properties officeooo:rsid="000d0dcf" officeooo:paragraph-rsid="00212e8d"/>
    </style:style>
    <style:style style:name="P34" style:family="paragraph" style:parent-style-name="Standard">
      <style:text-properties officeooo:rsid="000d0dcf" officeooo:paragraph-rsid="000dd669"/>
    </style:style>
    <style:style style:name="P35" style:family="paragraph" style:parent-style-name="Standard">
      <style:text-properties officeooo:rsid="000dd669" officeooo:paragraph-rsid="000dd669"/>
    </style:style>
    <style:style style:name="P36" style:family="paragraph" style:parent-style-name="Standard">
      <style:text-properties officeooo:paragraph-rsid="000dd669"/>
    </style:style>
    <style:style style:name="P37" style:family="paragraph" style:parent-style-name="Standard">
      <style:text-properties officeooo:rsid="000fb3d7" officeooo:paragraph-rsid="000fb3d7"/>
    </style:style>
    <style:style style:name="P38" style:family="paragraph" style:parent-style-name="Standard">
      <style:text-properties officeooo:rsid="000fb3d7" officeooo:paragraph-rsid="00114b16"/>
    </style:style>
    <style:style style:name="P39" style:family="paragraph" style:parent-style-name="Standard">
      <style:text-properties officeooo:rsid="00114b16" officeooo:paragraph-rsid="00114b16"/>
    </style:style>
    <style:style style:name="P40" style:family="paragraph" style:parent-style-name="Standard">
      <style:text-properties fo:font-weight="normal" officeooo:rsid="00114b16" officeooo:paragraph-rsid="00114b16" style:font-weight-asian="normal" style:font-weight-complex="normal"/>
    </style:style>
    <style:style style:name="P41" style:family="paragraph" style:parent-style-name="Standard">
      <style:text-properties fo:font-weight="normal" officeooo:rsid="00114b16" officeooo:paragraph-rsid="001240a6" style:font-weight-asian="normal" style:font-weight-complex="normal"/>
    </style:style>
    <style:style style:name="P42" style:family="paragraph" style:parent-style-name="Standard">
      <style:text-properties fo:font-weight="normal" officeooo:rsid="00114b16" officeooo:paragraph-rsid="00265b16" style:font-weight-asian="normal" style:font-weight-complex="normal"/>
    </style:style>
    <style:style style:name="P43" style:family="paragraph" style:parent-style-name="Standard">
      <style:text-properties fo:font-weight="normal" officeooo:rsid="00114b16" officeooo:paragraph-rsid="004cac45" style:font-weight-asian="normal" style:font-weight-complex="normal"/>
    </style:style>
    <style:style style:name="P44" style:family="paragraph" style:parent-style-name="Standard">
      <style:text-properties fo:font-weight="normal" officeooo:rsid="001366c2" officeooo:paragraph-rsid="001366c2" style:font-weight-asian="normal" style:font-weight-complex="normal"/>
    </style:style>
    <style:style style:name="P45" style:family="paragraph" style:parent-style-name="Standard">
      <style:text-properties fo:font-weight="normal" officeooo:rsid="000d0dcf" officeooo:paragraph-rsid="001d954b" style:font-weight-asian="normal" style:font-weight-complex="normal"/>
    </style:style>
    <style:style style:name="P46" style:family="paragraph" style:parent-style-name="Standard">
      <style:text-properties fo:font-weight="normal" officeooo:rsid="00265b16" officeooo:paragraph-rsid="00265b16" style:font-weight-asian="normal" style:font-weight-complex="normal"/>
    </style:style>
    <style:style style:name="P47" style:family="paragraph" style:parent-style-name="Standard">
      <style:text-properties fo:font-weight="normal" officeooo:rsid="002b9d63" officeooo:paragraph-rsid="002c1bf4" style:font-weight-asian="normal" style:font-weight-complex="normal"/>
    </style:style>
    <style:style style:name="P48" style:family="paragraph" style:parent-style-name="Standard">
      <style:text-properties fo:font-weight="normal" officeooo:rsid="002b9d63" officeooo:paragraph-rsid="002ced1b" style:font-weight-asian="normal" style:font-weight-complex="normal"/>
    </style:style>
    <style:style style:name="P49" style:family="paragraph" style:parent-style-name="Standard">
      <style:text-properties fo:color="#000000" loext:opacity="100%" fo:font-weight="normal" officeooo:rsid="001366c2" officeooo:paragraph-rsid="001366c2" style:font-weight-asian="normal" style:font-weight-complex="normal"/>
    </style:style>
    <style:style style:name="P50" style:family="paragraph" style:parent-style-name="Standard">
      <style:text-properties fo:color="#000000" loext:opacity="100%" fo:font-weight="normal" officeooo:rsid="0016784d" officeooo:paragraph-rsid="0016784d" style:font-weight-asian="normal" style:font-weight-complex="normal"/>
    </style:style>
    <style:style style:name="P51" style:family="paragraph" style:parent-style-name="Standard">
      <style:text-properties fo:color="#000000" loext:opacity="100%" fo:font-weight="normal" officeooo:rsid="0016784d" officeooo:paragraph-rsid="00228466" style:font-weight-asian="normal" style:font-weight-complex="normal"/>
    </style:style>
    <style:style style:name="P52" style:family="paragraph" style:parent-style-name="Standard">
      <style:text-properties fo:color="#000000" loext:opacity="100%" fo:font-size="13pt" fo:font-weight="normal" officeooo:rsid="002935e9" officeooo:paragraph-rsid="002935e9" style:font-size-asian="13pt" style:font-weight-asian="normal" style:font-size-complex="13pt" style:font-weight-complex="normal"/>
    </style:style>
    <style:style style:name="P53" style:family="paragraph" style:parent-style-name="Standard">
      <style:text-properties fo:color="#000000" loext:opacity="100%" fo:font-size="13pt" fo:font-weight="normal" officeooo:rsid="002935e9" officeooo:paragraph-rsid="002c1bf4" style:font-size-asian="13pt" style:font-weight-asian="normal" style:font-size-complex="13pt" style:font-weight-complex="normal"/>
    </style:style>
    <style:style style:name="P54" style:family="paragraph" style:parent-style-name="Standard">
      <style:text-properties fo:color="#000000" loext:opacity="100%" fo:font-size="13pt" fo:font-weight="normal" officeooo:rsid="002935e9" officeooo:paragraph-rsid="002e88f3" style:font-size-asian="13pt" style:font-weight-asian="normal" style:font-size-complex="13pt" style:font-weight-complex="normal"/>
    </style:style>
    <style:style style:name="P55" style:family="paragraph" style:parent-style-name="Standard">
      <style:text-properties fo:color="#000000" loext:opacity="100%" fo:font-size="13pt" fo:font-weight="normal" officeooo:rsid="002935e9" officeooo:paragraph-rsid="002eec4d" style:font-size-asian="13pt" style:font-weight-asian="normal" style:font-size-complex="13pt" style:font-weight-complex="normal"/>
    </style:style>
    <style:style style:name="P56" style:family="paragraph" style:parent-style-name="Standard">
      <style:text-properties fo:color="#000000" loext:opacity="100%" fo:font-size="13pt" fo:font-weight="normal" officeooo:rsid="002935e9" officeooo:paragraph-rsid="00315d9a" style:font-size-asian="13pt" style:font-weight-asian="normal" style:font-size-complex="13pt" style:font-weight-complex="normal"/>
    </style:style>
    <style:style style:name="P57" style:family="paragraph" style:parent-style-name="Standard">
      <style:text-properties fo:color="#000000" loext:opacity="100%" fo:font-size="13pt" fo:font-weight="normal" officeooo:rsid="002935e9" officeooo:paragraph-rsid="003500fc" style:font-size-asian="13pt" style:font-weight-asian="normal" style:font-size-complex="13pt" style:font-weight-complex="normal"/>
    </style:style>
    <style:style style:name="P58" style:family="paragraph" style:parent-style-name="Standard">
      <style:text-properties fo:color="#000000" loext:opacity="100%" fo:font-size="13pt" fo:font-weight="normal" officeooo:rsid="002935e9" officeooo:paragraph-rsid="00437927" style:font-size-asian="13pt" style:font-weight-asian="normal" style:font-size-complex="13pt" style:font-weight-complex="normal"/>
    </style:style>
    <style:style style:name="P59" style:family="paragraph" style:parent-style-name="Standard">
      <style:text-properties fo:color="#000000" loext:opacity="100%" fo:font-size="13pt" fo:font-weight="normal" officeooo:rsid="002935e9" officeooo:paragraph-rsid="00447721" style:font-size-asian="13pt" style:font-weight-asian="normal" style:font-size-complex="13pt" style:font-weight-complex="normal"/>
    </style:style>
    <style:style style:name="P60" style:family="paragraph" style:parent-style-name="Standard">
      <style:text-properties fo:color="#000000" loext:opacity="100%" fo:font-size="13pt" fo:font-weight="normal" officeooo:rsid="002935e9" officeooo:paragraph-rsid="004cac45" style:font-size-asian="13pt" style:font-weight-asian="normal" style:font-size-complex="13pt" style:font-weight-complex="normal"/>
    </style:style>
    <style:style style:name="P61" style:family="paragraph" style:parent-style-name="Standard">
      <style:text-properties fo:color="#000000" loext:opacity="100%" fo:font-size="13pt" fo:font-weight="normal" officeooo:rsid="002b9d63" officeooo:paragraph-rsid="002b9d63" style:font-size-asian="13pt" style:font-weight-asian="normal" style:font-size-complex="13pt" style:font-weight-complex="normal"/>
    </style:style>
    <style:style style:name="P62" style:family="paragraph" style:parent-style-name="Standard">
      <style:text-properties fo:color="#000000" loext:opacity="100%" fo:font-size="13pt" fo:font-weight="normal" officeooo:rsid="002b9d63" officeooo:paragraph-rsid="002c1bf4" style:font-size-asian="13pt" style:font-weight-asian="normal" style:font-size-complex="13pt" style:font-weight-complex="normal"/>
    </style:style>
    <style:style style:name="P63" style:family="paragraph" style:parent-style-name="Standard">
      <style:text-properties fo:color="#000000" loext:opacity="100%" fo:font-size="13pt" fo:font-weight="normal" officeooo:rsid="003500fc" officeooo:paragraph-rsid="003500fc" style:font-size-asian="13pt" style:font-weight-asian="normal" style:font-size-complex="13pt" style:font-weight-complex="normal"/>
    </style:style>
    <style:style style:name="P64" style:family="paragraph" style:parent-style-name="Standard">
      <style:text-properties fo:color="#000000" loext:opacity="100%" fo:font-size="13pt" fo:font-weight="normal" officeooo:rsid="003500fc" officeooo:paragraph-rsid="004cac45" style:font-size-asian="13pt" style:font-weight-asian="normal" style:font-size-complex="13pt" style:font-weight-complex="normal"/>
    </style:style>
    <style:style style:name="P65" style:family="paragraph" style:parent-style-name="Standard">
      <style:text-properties fo:color="#000000" loext:opacity="100%" fo:font-size="13pt" fo:font-weight="normal" officeooo:rsid="003c4bff" officeooo:paragraph-rsid="00437927" style:font-size-asian="13pt" style:font-weight-asian="normal" style:font-size-complex="13pt" style:font-weight-complex="normal"/>
    </style:style>
    <style:style style:name="P66" style:family="paragraph" style:parent-style-name="Standard">
      <style:text-properties fo:color="#000000" loext:opacity="100%" fo:font-size="13pt" fo:font-weight="normal" officeooo:rsid="004cac45" officeooo:paragraph-rsid="004cac45" style:font-size-asian="13pt" style:font-weight-asian="normal" style:font-size-complex="13pt" style:font-weight-complex="normal"/>
    </style:style>
    <style:style style:name="P67" style:family="paragraph" style:parent-style-name="Standard">
      <style:text-properties fo:font-weight="bold" officeooo:rsid="000d0dcf" officeooo:paragraph-rsid="001240a6" style:font-weight-asian="bold" style:font-weight-complex="bold"/>
    </style:style>
    <style:style style:name="P68" style:family="paragraph" style:parent-style-name="Standard">
      <style:text-properties fo:font-weight="bold" officeooo:rsid="000d0dcf" officeooo:paragraph-rsid="001366c2" style:font-weight-asian="bold" style:font-weight-complex="bold"/>
    </style:style>
    <style:style style:name="P69" style:family="paragraph" style:parent-style-name="Standard">
      <style:text-properties fo:font-weight="bold" officeooo:rsid="000d0dcf" officeooo:paragraph-rsid="00265b16" style:font-weight-asian="bold" style:font-weight-complex="bold"/>
    </style:style>
    <style:style style:name="P70" style:family="paragraph" style:parent-style-name="Standard">
      <style:text-properties fo:font-weight="bold" officeooo:rsid="002935e9" officeooo:paragraph-rsid="002935e9" style:font-weight-asian="bold" style:font-weight-complex="bold"/>
    </style:style>
    <style:style style:name="P71" style:family="paragraph" style:parent-style-name="Standard">
      <style:text-properties officeooo:rsid="0018dc81" officeooo:paragraph-rsid="0018dc81"/>
    </style:style>
    <style:style style:name="P72" style:family="paragraph" style:parent-style-name="Standard">
      <style:text-properties officeooo:paragraph-rsid="0018dc81"/>
    </style:style>
    <style:style style:name="P73" style:family="paragraph" style:parent-style-name="Standard">
      <style:text-properties officeooo:rsid="001f4ed4" officeooo:paragraph-rsid="001f4ed4"/>
    </style:style>
    <style:style style:name="P74" style:family="paragraph" style:parent-style-name="Standard">
      <style:text-properties officeooo:rsid="001f4ed4" officeooo:paragraph-rsid="00212e8d"/>
    </style:style>
    <style:style style:name="P75" style:family="paragraph" style:parent-style-name="Standard">
      <style:text-properties officeooo:rsid="00212e8d" officeooo:paragraph-rsid="00212e8d"/>
    </style:style>
    <style:style style:name="P76" style:family="paragraph" style:parent-style-name="Standard">
      <style:text-properties officeooo:rsid="00315d9a" officeooo:paragraph-rsid="00315d9a"/>
    </style:style>
    <style:style style:name="P77" style:family="paragraph" style:parent-style-name="Standard">
      <style:text-properties officeooo:rsid="0031f6f2" officeooo:paragraph-rsid="0031f6f2"/>
    </style:style>
    <style:style style:name="P78" style:family="paragraph" style:parent-style-name="Standard">
      <style:text-properties officeooo:rsid="0031f6f2" officeooo:paragraph-rsid="004713c4"/>
    </style:style>
    <style:style style:name="P79" style:family="paragraph" style:parent-style-name="Standard">
      <style:text-properties fo:font-size="20pt" officeooo:rsid="000d0dcf" officeooo:paragraph-rsid="000fb3d7" style:font-size-asian="20pt" style:font-size-complex="20pt"/>
    </style:style>
    <style:style style:name="P80" style:family="paragraph" style:parent-style-name="Standard">
      <style:text-properties fo:font-size="20pt" officeooo:rsid="000d0dcf" officeooo:paragraph-rsid="00114b16" style:font-size-asian="20pt" style:font-size-complex="20pt"/>
    </style:style>
    <style:style style:name="P81" style:family="paragraph" style:parent-style-name="Standard">
      <style:text-properties fo:font-size="20pt" fo:font-weight="bold" officeooo:rsid="000d0dcf" officeooo:paragraph-rsid="001240a6" style:font-size-asian="20pt" style:font-weight-asian="bold" style:font-size-complex="20pt" style:font-weight-complex="bold"/>
    </style:style>
    <style:style style:name="P82" style:family="paragraph" style:parent-style-name="Standard">
      <style:text-properties fo:font-size="20pt" fo:font-weight="bold" officeooo:rsid="000d0dcf" officeooo:paragraph-rsid="001366c2" style:font-size-asian="20pt" style:font-weight-asian="bold" style:font-size-complex="20pt" style:font-weight-complex="bold"/>
    </style:style>
    <style:style style:name="T1" style:family="text">
      <style:text-properties fo:color="#00ced1" loext:opacity="100%"/>
    </style:style>
    <style:style style:name="T2" style:family="text">
      <style:text-properties fo:color="#00ced1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ced1" loext:opacity="100%" fo:font-size="16pt" style:font-size-asian="16pt" style:font-size-complex="16pt"/>
    </style:style>
    <style:style style:name="T4" style:family="text">
      <style:text-properties fo:color="#00ced1" loext:opacity="100%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d669" style:font-weight-asian="bold" style:font-weight-complex="bold"/>
    </style:style>
    <style:style style:name="T7" style:family="text">
      <style:text-properties fo:font-weight="bold" officeooo:rsid="001240a6" style:font-weight-asian="bold" style:font-weight-complex="bold"/>
    </style:style>
    <style:style style:name="T8" style:family="text">
      <style:text-properties fo:font-weight="bold" officeooo:rsid="000fb3d7" style:font-weight-asian="bold" style:font-weight-complex="bold"/>
    </style:style>
    <style:style style:name="T9" style:family="text">
      <style:text-properties fo:font-weight="bold" officeooo:rsid="0018dc81" style:font-weight-asian="bold" style:font-weight-complex="bold"/>
    </style:style>
    <style:style style:name="T10" style:family="text">
      <style:text-properties fo:font-weight="bold" officeooo:rsid="00354bff" style:font-weight-asian="bold" style:font-weight-complex="bold"/>
    </style:style>
    <style:style style:name="T11" style:family="text">
      <style:text-properties fo:font-weight="bold" officeooo:rsid="00447721" style:font-weight-asian="bold" style:font-weight-complex="bold"/>
    </style:style>
    <style:style style:name="T12" style:family="text">
      <style:text-properties fo:font-weight="bold" officeooo:rsid="00456415" style:font-weight-asian="bold" style:font-weight-complex="bold"/>
    </style:style>
    <style:style style:name="T13" style:family="text">
      <style:text-properties fo:font-weight="bold" officeooo:rsid="0049569d" style:font-weight-asian="bold" style:font-weight-complex="bold"/>
    </style:style>
    <style:style style:name="T14" style:family="text">
      <style:text-properties fo:font-weight="bold" officeooo:rsid="004de379" style:font-weight-asian="bold" style:font-weight-complex="bold"/>
    </style:style>
    <style:style style:name="T15" style:family="text">
      <style:text-properties officeooo:rsid="000dd669"/>
    </style:style>
    <style:style style:name="T16" style:family="text">
      <style:text-properties officeooo:rsid="000fb3d7"/>
    </style:style>
    <style:style style:name="T17" style:family="text">
      <style:text-properties officeooo:rsid="00114b16"/>
    </style:style>
    <style:style style:name="T18" style:family="text">
      <style:text-properties officeooo:rsid="001240a6"/>
    </style:style>
    <style:style style:name="T19" style:family="text">
      <style:text-properties officeooo:rsid="001366c2"/>
    </style:style>
    <style:style style:name="T20" style:family="text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T21" style:family="text">
      <style:text-properties fo:color="#000000" loext:opacity="100%" fo:font-size="13pt" fo:font-weight="normal" officeooo:rsid="0031f6f2" style:font-size-asian="13pt" style:font-weight-asian="normal" style:font-size-complex="13pt" style:font-weight-complex="normal"/>
    </style:style>
    <style:style style:name="T22" style:family="text">
      <style:text-properties fo:color="#000000" loext:opacity="100%" fo:font-size="13pt" fo:font-weight="normal" officeooo:rsid="00335ab1" style:font-size-asian="13pt" style:font-weight-asian="normal" style:font-size-complex="13pt" style:font-weight-complex="normal"/>
    </style:style>
    <style:style style:name="T23" style:family="text">
      <style:text-properties fo:color="#000000" loext:opacity="100%" fo:font-size="13pt" fo:font-weight="normal" officeooo:rsid="004713c4" style:font-size-asian="13pt" style:font-weight-asian="normal" style:font-size-complex="13pt" style:font-weight-complex="normal"/>
    </style:style>
    <style:style style:name="T24" style:family="text">
      <style:text-properties fo:color="#000000" loext:opacity="100%" fo:font-size="13pt" style:font-size-asian="13pt" style:font-size-complex="13pt"/>
    </style:style>
    <style:style style:name="T25" style:family="text">
      <style:text-properties fo:color="#000000" loext:opacity="100%" fo:font-size="13pt" officeooo:rsid="002c1bf4" style:font-size-asian="13pt" style:font-size-complex="13pt"/>
    </style:style>
    <style:style style:name="T26" style:family="text">
      <style:text-properties fo:color="#000000" loext:opacity="100%" fo:font-size="13pt" officeooo:rsid="002935e9" style:font-size-asian="13pt" style:font-size-complex="13pt"/>
    </style:style>
    <style:style style:name="T27" style:family="text">
      <style:text-properties fo:color="#000000" loext:opacity="100%" fo:font-size="13pt" officeooo:rsid="002ced1b" style:font-size-asian="13pt" style:font-size-complex="13pt"/>
    </style:style>
    <style:style style:name="T28" style:family="text">
      <style:text-properties fo:color="#000000" loext:opacity="100%" fo:font-size="13pt" officeooo:rsid="002d4de2" style:font-size-asian="13pt" style:font-size-complex="13pt"/>
    </style:style>
    <style:style style:name="T29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30" style:family="text">
      <style:text-properties fo:color="#000000" loext:opacity="100%" fo:font-size="13pt" fo:font-weight="bold" officeooo:rsid="002c1bf4" style:font-size-asian="13pt" style:font-weight-asian="bold" style:font-size-complex="13pt" style:font-weight-complex="bold"/>
    </style:style>
    <style:style style:name="T31" style:family="text">
      <style:text-properties fo:color="#000000" loext:opacity="100%" fo:font-size="13pt" fo:font-weight="bold" officeooo:rsid="002ced1b" style:font-size-asian="13pt" style:font-weight-asian="bold" style:font-size-complex="13pt" style:font-weight-complex="bold"/>
    </style:style>
    <style:style style:name="T32" style:family="text">
      <style:text-properties fo:color="#000000" loext:opacity="100%" fo:font-size="13pt" fo:font-weight="bold" officeooo:rsid="002d4de2" style:font-size-asian="13pt" style:font-weight-asian="bold" style:font-size-complex="13pt" style:font-weight-complex="bold"/>
    </style:style>
    <style:style style:name="T33" style:family="text">
      <style:text-properties fo:color="#000000" loext:opacity="100%" fo:font-size="13pt" fo:font-weight="bold" officeooo:rsid="0031f6f2" style:font-size-asian="13pt" style:font-weight-asian="bold" style:font-size-complex="13pt" style:font-weight-complex="bold"/>
    </style:style>
    <style:style style:name="T34" style:family="text">
      <style:text-properties fo:color="#000000" loext:opacity="100%" fo:font-size="13pt" fo:font-weight="bold" officeooo:rsid="00335ab1" style:font-size-asian="13pt" style:font-weight-asian="bold" style:font-size-complex="13pt" style:font-weight-complex="bold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officeooo:rsid="00172975"/>
    </style:style>
    <style:style style:name="T37" style:family="text">
      <style:text-properties officeooo:rsid="0018dc81"/>
    </style:style>
    <style:style style:name="T38" style:family="text">
      <style:text-properties officeooo:rsid="001b2b9e"/>
    </style:style>
    <style:style style:name="T39" style:family="text">
      <style:text-properties officeooo:rsid="001ce07d"/>
    </style:style>
    <style:style style:name="T40" style:family="text">
      <style:text-properties officeooo:rsid="001d954b"/>
    </style:style>
    <style:style style:name="T41" style:family="text">
      <style:text-properties officeooo:rsid="00212e8d"/>
    </style:style>
    <style:style style:name="T42" style:family="text">
      <style:text-properties officeooo:rsid="0021a27c"/>
    </style:style>
    <style:style style:name="T43" style:family="text">
      <style:text-properties officeooo:rsid="00228466"/>
    </style:style>
    <style:style style:name="T44" style:family="text">
      <style:text-properties officeooo:rsid="002935e9"/>
    </style:style>
    <style:style style:name="T45" style:family="text">
      <style:text-properties officeooo:rsid="002a262d"/>
    </style:style>
    <style:style style:name="T46" style:family="text">
      <style:text-properties officeooo:rsid="002b9d63"/>
    </style:style>
    <style:style style:name="T47" style:family="text">
      <style:text-properties officeooo:rsid="002c1bf4"/>
    </style:style>
    <style:style style:name="T48" style:family="text">
      <style:text-properties officeooo:rsid="002e88f3"/>
    </style:style>
    <style:style style:name="T49" style:family="text">
      <style:text-properties officeooo:rsid="002eec4d"/>
    </style:style>
    <style:style style:name="T50" style:family="text">
      <style:text-properties officeooo:rsid="00307231"/>
    </style:style>
    <style:style style:name="T51" style:family="text">
      <style:text-properties officeooo:rsid="00315d9a"/>
    </style:style>
    <style:style style:name="T52" style:family="text">
      <style:text-properties fo:color="#ff4000" loext:opacity="100%" fo:font-size="13pt" fo:font-weight="normal" officeooo:rsid="0033da82" style:font-size-asian="13pt" style:font-weight-asian="normal" style:font-size-complex="13pt" style:font-weight-complex="normal"/>
    </style:style>
    <style:style style:name="T53" style:family="text">
      <style:text-properties officeooo:rsid="003500fc"/>
    </style:style>
    <style:style style:name="T54" style:family="text">
      <style:text-properties officeooo:rsid="00354bff"/>
    </style:style>
    <style:style style:name="T55" style:family="text">
      <style:text-properties officeooo:rsid="00380a62"/>
    </style:style>
    <style:style style:name="T56" style:family="text">
      <style:text-properties officeooo:rsid="0039712a"/>
    </style:style>
    <style:style style:name="T57" style:family="text">
      <style:text-properties officeooo:rsid="003b1214"/>
    </style:style>
    <style:style style:name="T58" style:family="text">
      <style:text-properties officeooo:rsid="003c9c6e"/>
    </style:style>
    <style:style style:name="T59" style:family="text">
      <style:text-properties officeooo:rsid="003d584a"/>
    </style:style>
    <style:style style:name="T60" style:family="text">
      <style:text-properties officeooo:rsid="00447721"/>
    </style:style>
    <style:style style:name="T61" style:family="text">
      <style:text-properties officeooo:rsid="0049569d"/>
    </style:style>
    <style:style style:name="T62" style:family="text">
      <style:text-properties officeooo:rsid="0049ee75"/>
    </style:style>
    <style:style style:name="T63" style:family="text">
      <style:text-properties officeooo:rsid="004ba562"/>
    </style:style>
    <style:style style:name="T64" style:family="text">
      <style:text-properties officeooo:rsid="004cac45"/>
    </style:style>
    <style:style style:name="T65" style:family="text">
      <style:text-properties officeooo:rsid="004de3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Crozat &amp; Sarah Nguyen</text:p>
      <text:p text:style-name="P1"/>
      <text:p text:style-name="P2">Projet de Programmation C : Jeu d’infiltration </text:p>
      <text:p text:style-name="P3">Documentation technique</text:p>
      <text:p text:style-name="P21"/>
      <text:p text:style-name="P5"/>
      <text:p text:style-name="P22">Geometry</text:p>
      <text:p text:style-name="P51"><text:span text:style-name="T42">C</text:span>e module regroupe <text:span text:style-name="T43">toutes les fonctionnalités de géometrie.</text:span></text:p>
      <text:p text:style-name="P51"/>
      <text:p text:style-name="P13">Structures :</text:p>
      <text:p text:style-name="P49">La <text:s/><text:span text:style-name="T16">structure </text:span><text:span text:style-name="T8">Point</text:span><text:span text:style-name="T16"> </text:span>est représentée par <text:s/>les coordonnées <text:span text:style-name="T5">x</text:span> et <text:span text:style-name="T5">y</text:span>.</text:p>
      <text:p text:style-name="P49">La structure <text:span text:style-name="T5">Coords</text:span> représente les coordonnées <text:span text:style-name="T5">i</text:span> et <text:span text:style-name="T5">j</text:span>.</text:p>
      <text:p text:style-name="P49"/>
      <text:p text:style-name="P15"><text:span text:style-name="T45">Fonctions</text:span>:</text:p>
      <text:p text:style-name="P54">- <text:span text:style-name="T5">double euclidian_distance(double x_o, double y_o, double x, double y) </text:span>: <text:span text:style-name="T48">Calcule la distance euclidienne entre les points O (x_o,y_o) et M (x,y).</text:span></text:p>
      <text:p text:style-name="P6"><text:span text:style-name="T35"/></text:p>
      <text:p text:style-name="P6"><text:span text:style-name="T35"/></text:p>
      <text:p text:style-name="P23"/>
      <text:p text:style-name="P23">L3_random</text:p>
      <text:p text:style-name="P50"><text:span text:style-name="T42">C</text:span>e module regroupe toutes les fonctions de générations de nombres aléatoires.</text:p>
      <text:p text:style-name="P50"/>
      <text:p text:style-name="P16"><text:span text:style-name="T45">Fonctions</text:span>:</text:p>
      <text:p text:style-name="P55">- <text:span text:style-name="T11">int init_random()</text:span><text:span text:style-name="T5"> </text:span>: <text:span text:style-name="T60">Initialise une librairie aléatoire.</text:span></text:p>
      <text:p text:style-name="P55"/>
      <text:p text:style-name="P59">- <text:span text:style-name="T5">float random_seed() </text:span>: <text:span text:style-name="T49">Retourne une graine entre 0 et 1.</text:span></text:p>
      <text:p text:style-name="P55"/>
      <text:p text:style-name="P55">- <text:span text:style-name="T5">int L3_randint(int min, int max) </text:span>: <text:span text:style-name="T49">Retourne un entier entre min et max inclus.</text:span></text:p>
      <text:p text:style-name="P55"/>
      <text:p text:style-name="P55">- <text:span text:style-name="T5">float L3_random(float min, float max)</text:span> : <text:span text:style-name="T50">Retourne un flottant entre min et max.</text:span></text:p>
      <text:p text:style-name="P4"/>
      <text:p text:style-name="P4"/>
      <text:p text:style-name="P24"/>
      <text:p text:style-name="P24">Entity</text:p>
      <text:p text:style-name="P74">Ce module comprend toutes les fonctions d’une <text:span text:style-name="T41">entité que ce soit un joueur ou un gardien</text:span>.</text:p>
      <text:p text:style-name="P26"/>
      <text:p text:style-name="P7">Macros:</text:p>
      <text:p text:style-name="P29">- SPEED : l<text:span text:style-name="T36">a vitesse à 20</text:span></text:p>
      <text:p text:style-name="P29">- <text:span text:style-name="T36">STEPS : 60 calculs par seconde</text:span></text:p>
      <text:p text:style-name="P29"/>
      <text:p text:style-name="P71">Gestion de la vitesse du joueur :</text:p>
      <text:p text:style-name="P29">- <text:span text:style-name="T5">PLAYER_MIN_SPEED</text:span> : <text:span text:style-name="T37">vitesse initiale du joueur à 0,1</text:span></text:p>
      <text:p text:style-name="P30">- <text:span text:style-name="T5">PLAYER_MAX_SPEED</text:span> :<text:span text:style-name="T37"> vitesse maximale du joueur à 0,9</text:span></text:p>
      <text:p text:style-name="P30">- <text:span text:style-name="T5">PLAYER_MAX_OVERDRIVE_SPEED</text:span> :<text:span text:style-name="T37"> vitesse maximale du joueur à 1,2 en accélération surchargée</text:span></text:p>
      <text:p text:style-name="P30"><text:soft-page-break/>- <text:span text:style-name="T5">PLAYER_ACCELERATION</text:span> : <text:span text:style-name="T37">accélération par frame à 0,03</text:span></text:p>
      <text:p text:style-name="P30"/>
      <text:p text:style-name="P71">Gestion du gardien :</text:p>
      <text:p text:style-name="P72"><text:span text:style-name="T37">- </text:span><text:span text:style-name="T9">MIN_GUARDIAN_SPAWN_RANGE</text:span><text:span text:style-name="T37"> : </text:span>distance euclidienne d’au moins 20 cases de la position initiale du personnage</text:p>
      <text:p text:style-name="P72">- <text:span text:style-name="T5">GUARDIAN_SIGHT</text:span> : <text:span text:style-name="T37">champ <text:s/>de vision du gardien à 4</text:span></text:p>
      <text:p text:style-name="P72">- <text:span text:style-name="T5">GUARDIAN_PANIC_SIGHT</text:span> : <text:span text:style-name="T37">champ <text:s/>de vision du gardien élargie à 6</text:span></text:p>
      <text:p text:style-name="P72">- <text:span text:style-name="T5">GUARDIAN_MIN_SPEED</text:span> : <text:span text:style-name="T37">vitesse minimale du gardien à 0.3</text:span></text:p>
      <text:p text:style-name="P72">- <text:span text:style-name="T5">GUARDIAN_MAX_SPEED</text:span> : <text:span text:style-name="T37">vitesse maximale du gardien à 0.8</text:span></text:p>
      <text:p text:style-name="P72">- <text:span text:style-name="T5">PANIC_GUARDIAN_SPEED</text:span> : <text:span text:style-name="T37">vitesse en mode panique à 1</text:span></text:p>
      <text:p text:style-name="P72"/>
      <text:p text:style-name="P72">- <text:span text:style-name="T5">GUARDIAN_</text:span><text:span text:style-name="T12">TURNS</text:span> : ???</text:p>
      <text:p text:style-name="P29"/>
      <text:p text:style-name="P29"/>
      <text:p text:style-name="P7">Structures :</text:p>
      <text:p text:style-name="P26">L<text:span text:style-name="T16">a structure</text:span> <text:span text:style-name="T6">Entity</text:span> permet de représenter le joueur ainsi que les gardiens. </text:p>
      <text:p text:style-name="P26">Chacun<text:span text:style-name="T17">e</text:span> est défini<text:span text:style-name="T17">e</text:span> par :</text:p>
      <text:p text:style-name="P26">- une <text:span text:style-name="T5">direction </text:span>: étant une énumération indiquant le cardinal (NORTH, SOUTH, EAST, WEST)</text:p>
      <text:p text:style-name="P26">- un <text:span text:style-name="T5">type </text:span>: <text:s/>une énumération indiquant son type (<text:span text:style-name="T5">PLAYER </text:span>: <text:span text:style-name="T15">joueur</text:span>, <text:span text:style-name="T5">GUARDIAN </text:span>: <text:span text:style-name="T15">guardien</text:span>, <text:span text:style-name="T5">PANIC_GUARDIAN</text:span> : <text:span text:style-name="T15">guardien en mode panique</text:span>)</text:p>
      <text:p text:style-name="P26">- une coordonnée en abscisse <text:span text:style-name="T5">x</text:span></text:p>
      <text:p text:style-name="P26">- une coordonnée en abscisse <text:span text:style-name="T5">y</text:span></text:p>
      <text:p text:style-name="P26">- <text:span text:style-name="T5">r </text:span>: ???</text:p>
      <text:p text:style-name="P26">- sa vitesse <text:span text:style-name="T5">speed</text:span></text:p>
      <text:p text:style-name="P26"/>
      <text:p text:style-name="P35">L’énumération <text:span text:style-name="T5">MoveType</text:span> indique à quel état on se situe :</text:p>
      <text:p text:style-name="P35">- <text:span text:style-name="T5">MOVE_START</text:span> : démarrage ou changement de direction</text:p>
      <text:p text:style-name="P36"><text:span text:style-name="T15">- </text:span><text:span text:style-name="T6">SPEED_UP</text:span><text:span text:style-name="T15"> : accélération quand</text:span> la touche de direction reste enfoncée</text:p>
      <text:p text:style-name="P35">- <text:span text:style-name="T5">OVERDRIVE</text:span> : accélération surchargé</text:p>
      <text:p text:style-name="P35"/>
      <text:p text:style-name="P35"/>
      <text:p text:style-name="P17"><text:span text:style-name="T45">Fonctions</text:span>:</text:p>
      <text:p text:style-name="P56">- <text:span text:style-name="T5">Entity * init_entity(Type type) </text:span>: <text:span text:style-name="T51">Initialise une entité.</text:span></text:p>
      <text:p text:style-name="P76"><text:span text:style-name="T20">Alloue la mémoire pour Entity. Initialise les données x, y, speed et direction en fonction du type entré en paramètre.</text:span></text:p>
      <text:p text:style-name="P76"><text:span text:style-name="T20"/></text:p>
      <text:p text:style-name="P76"><text:span text:style-name="T20">- </text:span><text:span text:style-name="T29">int update_entity_position(Entity* e, Point p_col)</text:span><text:span text:style-name="T20"> : Met à jour la position de l’entité.</text:span></text:p>
      <text:p text:style-name="P76"><text:span text:style-name="T20">Actualise la position de l’entité en faisant avancer les coordonnées x et y dans sa direction et vérifie qu’il n’y a pas de collision avec un mur.</text:span></text:p>
      <text:p text:style-name="P76"><text:span text:style-name="T20"/></text:p>
      <text:p text:style-name="P76"><text:span text:style-name="T20">- </text:span><text:span text:style-name="T29">int check_collision(Entity* e, Point p_col) </text:span><text:span text:style-name="T20">: </text:span><text:span text:style-name="T21">Vérifie si l’entité entre en collision avec le point entré en paramètre.</text:span></text:p>
      <text:p text:style-name="P76"><text:span text:style-name="T21"/></text:p>
      <text:p text:style-name="P76"><text:span text:style-name="T21">- </text:span><text:span text:style-name="T33">Point collision_bound(Terrain* t, Entity* e) </text:span><text:span text:style-name="T21">: Gère la collision entre l’entité et les murs du terrain en corrigeant la position de l’entité. Retourne les coordonnées du prochain point non traversable ou (0,0) s'il n'y a pas de contraintes de mouvement.</text:span></text:p>
      <text:p text:style-name="P76"><text:span text:style-name="T21"/></text:p>
      <text:p text:style-name="P76"><text:span text:style-name="T21">- </text:span><text:span text:style-name="T33">int place_guardian(Terrain* board, Entity* e)</text:span><text:span text:style-name="T21"> : Place l’entité gardien sur le terrain.</text:span></text:p>
      <text:p text:style-name="P77"><text:span text:style-name="T20">Attribue à gardien des coordonnées x et y aléatoires sur le terrain .</text:span></text:p>
      <text:p text:style-name="P77"><text:span text:style-name="T20"/></text:p>
      <text:p text:style-name="P77"><text:soft-page-break/><text:span text:style-name="T20">- </text:span><text:span text:style-name="T29">int change_guardian_trajectory(Entity* e)</text:span><text:span text:style-name="T20"> : </text:span><text:span text:style-name="T22">Change la trajectoire du gardien de manière aléatoire.</text:span></text:p>
      <text:p text:style-name="P77"><text:span text:style-name="T22"/></text:p>
      <text:p text:style-name="P77"><text:span text:style-name="T22">- </text:span><text:span text:style-name="T34">int move_normal_guardian(Entity* e, Point p_col)</text:span><text:span text:style-name="T22"> : Fait bouger le gardien en mettant à jour sa position (update_entity_position) et sa trajectoire (change_guardian_trajectory).</text:span></text:p>
      <text:p text:style-name="P77"><text:span text:style-name="T22"/></text:p>
      <text:p text:style-name="P78"><text:span text:style-name="T22">- </text:span><text:span text:style-name="T34">int move_panic_guardian(Entity* e, Point p_col)</text:span><text:span text:style-name="T22"> :</text:span><text:span text:style-name="T52"> </text:span><text:span text:style-name="T22">Fait bouger le gardien</text:span><text:span text:style-name="T23">e mode panique</text:span><text:span text:style-name="T22"> en mettant à jour sa position (update_entity_position) et sa trajectoire (change_guardian_trajectory).</text:span></text:p>
      <text:p text:style-name="P34"><text:span text:style-name="T2"/></text:p>
      <text:p text:style-name="P27"/>
      <text:p text:style-name="P79"><text:span text:style-name="T4"/></text:p>
      <text:p text:style-name="P79"><text:span text:style-name="T4">Terrain</text:span></text:p>
      <text:p text:style-name="P74">Ce module comprend toute <text:span text:style-name="T41">la gestion du terrain de jeu.</text:span></text:p>
      <text:p text:style-name="P75"/>
      <text:p text:style-name="P12">Macros:</text:p>
      <text:p text:style-name="P33">- TERRAIN_WIDTH: <text:span text:style-name="T38">largeur du terrain à 60</text:span></text:p>
      <text:p text:style-name="P33">- TERRAIN_HEIGHT<text:span text:style-name="T36">: </text:span><text:span text:style-name="T38">hauteur du terrain à 45</text:span></text:p>
      <text:p text:style-name="P33">- MINSIDE : ???</text:p>
      <text:p text:style-name="P31">- DOOR_WIDTH: ???</text:p>
      <text:p text:style-name="P31">- RELIC_NUMBER: <text:span text:style-name="T38">nombre de relique à 3</text:span></text:p>
      <text:p text:style-name="P31">- MIN_RELIC_SPAWN_DISTANCE: <text:span text:style-name="T38">distance minimale entre les reliques </text:span><text:span text:style-name="T63">à 30</text:span></text:p>
      <text:p text:style-name="P31"/>
      <text:p text:style-name="P31"/>
      <text:p text:style-name="P8">Structures :</text:p>
      <text:p text:style-name="P37">La structure <text:span text:style-name="T5">Terrain</text:span> représente la salle par :</text:p>
      <text:p text:style-name="P37">- la salle composée par des tuiles : <text:span text:style-name="T5">tiles</text:span></text:p>
      <text:p text:style-name="P38">- un DynamicArray de <text:span text:style-name="T5">collected_mana</text:span> : où sont enregistrés les coordonnées des tuiles de mana collectées <text:span text:style-name="T17"><text:s/>(voir le module DynamicArray)</text:span></text:p>
      <text:p text:style-name="P37">- un DynamicArray de <text:span text:style-name="T5">collected_relics</text:span> : où sont enregistrés les coordonnées des tuiles de reliques collectées</text:p>
      <text:p text:style-name="P37"/>
      <text:p text:style-name="P37">Il existe différents types de tuile nommé <text:span text:style-name="T5">tile </text:span>:</text:p>
      <text:p text:style-name="P37">- <text:span text:style-name="T5">GROUND</text:span></text:p>
      <text:p text:style-name="P37">- <text:span text:style-name="T5">WALL </text:span>: un mur</text:p>
      <text:p text:style-name="P37">- <text:span text:style-name="T5">MANA </text:span>: une trace de mana</text:p>
      <text:p text:style-name="P37">- <text:span text:style-name="T5">ENTRANCE </text:span>: l’entrée où le joueur se situe en début de partie et où il doit revenir où achever la partie</text:p>
      <text:p text:style-name="P37">- <text:span text:style-name="T5">RELIC </text:span>: une relique</text:p>
      <text:p text:style-name="P37">- <text:span text:style-name="T5">STOLEN_RELIC</text:span> : une relique collectée</text:p>
      <text:p text:style-name="P37">- <text:span text:style-name="T5">RELIC_CANDIDATE</text:span> : <text:span text:style-name="T17">une des tuiles pouvant devenir une relique</text:span></text:p>
      <text:p text:style-name="P37"/>
      <text:p text:style-name="P37"/>
      <text:p text:style-name="P18"><text:span text:style-name="T45">Fonctions</text:span>:</text:p>
      <text:p text:style-name="P57">- <text:span text:style-name="T5">Terrain * init_terrain() </text:span>: <text:span text:style-name="T51">Initialise un </text:span><text:span text:style-name="T53">terrain</text:span><text:span text:style-name="T51">.</text:span></text:p>
      <text:p text:style-name="P63">Alloue de la mémoire pour Terrain, collected_mana.array et stolen_relics.array.</text:p>
      <text:p text:style-name="P63"/>
      <text:p text:style-name="P63"><text:soft-page-break/>- <text:span text:style-name="T5">void cut_along_max_length(Terrain* terrain, int L_i, int l_i, int L_j, int l_j, int horizontal)</text:span> : Génère deux sous-pièces selon le côté le plus long de la pièce, en dessinant un mur intérieur avec une ouverture DOORSIZE.</text:p>
      <text:p text:style-name="P63"/>
      <text:p text:style-name="P63">- <text:span text:style-name="T5">int terminate_room_generation(Terrain* terrain, int x_i, int y_i, int x_j, int y_j</text:span><text:span text:style-name="T10">)</text:span><text:span text:style-name="T54"> : ???</text:span></text:p>
      <text:p text:style-name="P63"/>
      <text:p text:style-name="P63">- <text:span text:style-name="T5">int make_inner_walls(Terrain* terrain, int x_i, int y_i, int x_j, int y_j)</text:span> : Vérifie si l'algorithme de génération de pièce se termine et détermine le côté le plus long de la pièce actuelle.</text:p>
      <text:p text:style-name="P63"/>
      <text:p text:style-name="P63">- <text:span text:style-name="T5">int generate_relics(Terrain* terrain)</text:span> : <text:span text:style-name="T55">Génère les reliques à des lieux disponibles d manière aléatoire.</text:span></text:p>
      <text:p text:style-name="P63"/>
      <text:p text:style-name="P63">- <text:span text:style-name="T5">int generate_mana(Terrain* terrain, int nb_mana)</text:span> : <text:span text:style-name="T56">Génère le nombre de mana donné à des lieux aléatoires.</text:span></text:p>
      <text:p text:style-name="P63"/>
      <text:p text:style-name="P63">- <text:span text:style-name="T5">int generate_terrain(Terrain *terrain)</text:span> : Génère les murs intérieurs.</text:p>
      <text:p text:style-name="P63"/>
      <text:p text:style-name="P63">- <text:span text:style-name="T13">int point_spotted(float x_g, float y_g, float x_p, float y_p, Terrain* t)</text:span><text:span text:style-name="T61"> : V</text:span><text:span text:style-name="T62">é</text:span><text:span text:style-name="T61">rifie si le point p (x_p, y_p) peut être repéré par le point g-x_g, y_g) dans le terrain.</text:span></text:p>
      <text:p text:style-name="P28"><text:span text:style-name="T2"/></text:p>
      <text:p text:style-name="P28"><text:span text:style-name="T2"/></text:p>
      <text:p text:style-name="P80"><text:span text:style-name="T4"/></text:p>
      <text:p text:style-name="P80"><text:span text:style-name="T4">Dynamic_array</text:span></text:p>
      <text:p text:style-name="P73">Ce module comprend toutes les fonctions d’une liste dynamique.</text:p>
      <text:p text:style-name="P38"/>
      <text:p text:style-name="P9">Structures :</text:p>
      <text:p text:style-name="P39">La structure <text:span text:style-name="T5">DynamicArray</text:span> (utilisée dans le module Terrain) est représentée par ( :</text:p>
      <text:p text:style-name="P39">- une liste de Coords nommée <text:span text:style-name="T5">array </text:span>: coordonnées (voir module Geometry)</text:p>
      <text:p text:style-name="P39">- <text:span text:style-name="T5">size </text:span>: la taille de la liste <text:span text:style-name="T18">précédente</text:span></text:p>
      <text:p text:style-name="P39"/>
      <text:p text:style-name="P19"><text:span text:style-name="T45">Fonctions</text:span>:</text:p>
      <text:p text:style-name="P58">- <text:span text:style-name="T5">int push(Coords coords, DynamicArray * s)</text:span> : <text:span text:style-name="T57">Ajoute </text:span><text:span text:style-name="T59">point</text:span><text:span text:style-name="T57"> dans la liste.</text:span></text:p>
      <text:p text:style-name="P65">Actualise la taille.</text:p>
      <text:p text:style-name="P65"/>
      <text:p text:style-name="P65">- <text:span text:style-name="T5">int pop(Coords * coords, DynamicArray * s, int index)</text:span> : <text:span text:style-name="T58">Supprime </text:span><text:span text:style-name="T59">un point</text:span><text:span text:style-name="T58"> de la liste à l’indice donné et la sauvegarde dans coords. </text:span>Actualise la taille.</text:p>
      <text:p text:style-name="P65"/>
      <text:p text:style-name="P65">- <text:span text:style-name="T5">int pop_random(Coords * coords, DynamicArray * s)</text:span> : <text:span text:style-name="T59">Supprime un point aléatoirement.</text:span></text:p>
      <text:p text:style-name="P65"/>
      <text:p text:style-name="P65">- <text:span text:style-name="T5">void print_dynamic_array(DynamicArray s)</text:span> : <text:span text:style-name="T59">Affiche en console la liste.</text:span></text:p>
      <text:p text:style-name="P28"><text:span text:style-name="T2"/></text:p>
      <text:p text:style-name="P28"/>
      <text:p text:style-name="P28"><text:span text:style-name="T2"/></text:p>
      <text:p text:style-name="P80"><text:span text:style-name="T4"/></text:p>
      <text:p text:style-name="P80"><text:soft-page-break/><text:span text:style-name="T4">Game</text:span></text:p>
      <text:p text:style-name="P73">Ce module comprend toute la gestion du jeu.</text:p>
      <text:p text:style-name="P39"/>
      <text:p text:style-name="P10">Macros:</text:p>
      <text:p text:style-name="P32">- GUARDIANS_NUMBER : <text:span text:style-name="T39">nombre de gardiens à 5</text:span></text:p>
      <text:p text:style-name="P32">- PANIC_TIME : <text:span text:style-name="T39">durée du mode panique à 30 secondes</text:span></text:p>
      <text:p text:style-name="P32"/>
      <text:p text:style-name="P9">Structures :</text:p>
      <text:p text:style-name="P39">La structure du jeu <text:span text:style-name="T5">Game</text:span> est représentée par :</text:p>
      <text:p text:style-name="P39">- <text:span text:style-name="T18">la reserve de </text:span><text:span text:style-name="T7">mana</text:span></text:p>
      <text:p text:style-name="P39">- <text:span text:style-name="T18">le temps écoulé </text:span><text:span text:style-name="T7">time</text:span></text:p>
      <text:p text:style-name="P39">- <text:span text:style-name="T18">le nombre de relique encore disponible dans le jeu </text:span><text:span text:style-name="T7">available_relics</text:span></text:p>
      <text:p text:style-name="P40">- <text:span text:style-name="T18">un entier </text:span><text:span text:style-name="T7">invisibility </text:span><text:span text:style-name="T18">: indiquant si l’invisibilité du joueur est déclenchée</text:span></text:p>
      <text:p text:style-name="P40">- <text:span text:style-name="T18">un entier </text:span><text:span text:style-name="T7">overdrive </text:span><text:span text:style-name="T18">: indiquant si l’accélération surchargée est déclenchée</text:span></text:p>
      <text:p text:style-name="P40">- <text:span text:style-name="T5">panic_steps </text:span>: ???</text:p>
      <text:p text:style-name="P40">- <text:span text:style-name="T18">l’entité </text:span><text:span text:style-name="T7">player </text:span><text:span text:style-name="T18">: représentant le joueur (voir module Entity)</text:span></text:p>
      <text:p text:style-name="P41">- <text:span text:style-name="T18">la liste de gardien nommée </text:span><text:span text:style-name="T7">guardians</text:span><text:span text:style-name="T18">: représentant les entités gardiens (voir module Entity)</text:span></text:p>
      <text:p text:style-name="P41">- <text:span text:style-name="T18">le </text:span><text:span text:style-name="T7">terrain</text:span><text:span text:style-name="T18"> (voir module Terrain)</text:span></text:p>
      <text:p text:style-name="P41"/>
      <text:p text:style-name="P20"><text:span text:style-name="T45">Fonctions</text:span>:</text:p>
      <text:p text:style-name="P60">- <text:span text:style-name="T5">Game * init_game() </text:span>: <text:s/><text:span text:style-name="T51">Initialise </text:span><text:span text:style-name="T64">le jeu</text:span><text:span text:style-name="T51">.</text:span></text:p>
      <text:p text:style-name="P64">Alloue de la mémoire pour <text:span text:style-name="T64">jeu, initialise random, le terrain, le joueur, les gardiens, ainsi que les autres valeurs.</text:span></text:p>
      <text:p text:style-name="P64"/>
      <text:p text:style-name="P64">- <text:span text:style-name="T5">void free_game(Game * g) </text:span>: <text:span text:style-name="T47">Libère la mémoire alloué par </text:span><text:span text:style-name="T64">Game</text:span><text:span text:style-name="T46">.</text:span></text:p>
      <text:p text:style-name="P64"/>
      <text:p text:style-name="P64">- <text:span text:style-name="T5">int collect(Game * g)</text:span> : <text:span text:style-name="T64">Met à jour les tuiles collectés par le joueur.</text:span></text:p>
      <text:p text:style-name="P66">Les tuiles contenant autrefois du mana maintenant collectés deviennent alors des tuiles GROUND, et les tuiles de reliques deviennent STOLEN_RELIC.</text:p>
      <text:p text:style-name="P41"/>
      <text:p text:style-name="P41">- <text:span text:style-name="T5">int move_player(Game * g, Cardinal direction)</text:span> : <text:span text:style-name="T64">Ajuste la vitesse et la position de l’entité joueur en appelant <text:s/>la fonction player_manage_speed() et update_entity_position en prenant en compte les collisions en appelant collision_bound(g-&gt;terrain, g→player) avant.</text:span></text:p>
      <text:p text:style-name="P41"/>
      <text:p text:style-name="P43">- <text:span text:style-name="T5">int player_manage_speed(Game * g, int choice)</text:span> : <text:span text:style-name="T64">Gère la vitesse du joueur. Pour cela, il vérifie le choix :</text:span></text:p>
      <text:p text:style-name="P43"><text:span text:style-name="T64">- s’il s’agit d’une redirection ou d’un départ (MOVE_START) il réinitialise la vitesse à son minimum,</text:span></text:p>
      <text:p text:style-name="P43"><text:span text:style-name="T64">- s’il doit accélérer (SPEED_UP) il vérifie s’il est encore possible d’accélérer sinon il atteint la vitesse maximum</text:span></text:p>
      <text:p text:style-name="P43"><text:span text:style-name="T64">- s’il passe en accélération surchargée (OVERDRIVE), il vérifie que le joueur possède suffisamment de mana et qu’il n’est pas à la vitesse maximale en overdrive pour accélérer, consommer 2 manas et appeler generate_mana() </text:span><text:span text:style-name="T65">(voir module terrain), sinon si la vitesse du joueur dépasse la vitesse max en overdrive on la corrige.</text:span></text:p>
      <text:p text:style-name="P43"/>
      <text:p text:style-name="P43">- <text:span text:style-name="T5">void trigger_panic(Game * g)</text:span> : <text:span text:style-name="T65">Tourne les gardiens en mode panique.</text:span></text:p>
      <text:p text:style-name="P43"/>
      <text:p text:style-name="P43">- <text:span text:style-name="T5">void toggle_normal(Game * g)</text:span> : <text:span text:style-name="T65">Retourne les gardiens à leur forme normale.</text:span></text:p>
      <text:p text:style-name="P43"/>
      <text:p text:style-name="P43">- <text:span text:style-name="T5">int check_win(Game* g</text:span><text:span text:style-name="T14">) </text:span><text:span text:style-name="T65">: Verifie les conditions de victoire : c’est à dire si le joueur se situe bien à l’entrée et qu’il n’y a plus de reliques disponibles dans le jeu.</text:span></text:p>
      <text:p text:style-name="P43"><text:soft-page-break/>- <text:span text:style-name="T5">int guardians_vision(Game* g)</text:span> : Gère la vision des gardiens des joueurs et des reliques volées.</text:p>
      <text:p text:style-name="P43"/>
      <text:p text:style-name="P67"><text:span text:style-name="T3"/></text:p>
      <text:p text:style-name="P81"><text:span text:style-name="T1"/></text:p>
      <text:p text:style-name="P81"><text:span text:style-name="T1">Leaderboard</text:span></text:p>
      <text:p text:style-name="P41"/>
      <text:p text:style-name="P11">Macros:</text:p>
      <text:p text:style-name="P45">- MAX_CHARACTER_NAME : <text:span text:style-name="T40">nombre de caractères maximum pour le nom du joueur à 20</text:span></text:p>
      <text:p text:style-name="P45">- NUMBER_MAX_LEADER_DISPLAY : <text:span text:style-name="T40">top 15 affiché dans le tableau</text:span></text:p>
      <text:p text:style-name="P45"/>
      <text:p text:style-name="P45"/>
      <text:p text:style-name="P9">Structures :</text:p>
      <text:p text:style-name="P44">La structure <text:span text:style-name="T5">Leader</text:span> est composée par les informations d’affichage d’une partie gagnée par un joueur dont :</text:p>
      <text:p text:style-name="P44">- le <text:span text:style-name="T5">score</text:span></text:p>
      <text:p text:style-name="P44">- le temps <text:span text:style-name="T5">time</text:span></text:p>
      <text:p text:style-name="P44">- son nom <text:span text:style-name="T5">name</text:span></text:p>
      <text:p text:style-name="P44"><text:span text:style-name="T5"/></text:p>
      <text:p text:style-name="P41">La structure <text:span text:style-name="T7">Leaderboard</text:span><text:span text:style-name="T18"> représente le tableau de classement composée de :</text:span></text:p>
      <text:p text:style-name="P41">- <text:span text:style-name="T18">une liste </text:span><text:span text:style-name="T7">array</text:span><text:span text:style-name="T18"> de Leader</text:span></text:p>
      <text:p text:style-name="P41">- <text:span text:style-name="T18">la taille de la liste <text:s/></text:span><text:span text:style-name="T7">array</text:span><text:span text:style-name="T18">, <text:s/></text:span><text:span text:style-name="T7">ranking_score_index</text:span><text:span text:style-name="T18"> et </text:span><text:span text:style-name="T7">ranking_time_index</text:span></text:p>
      <text:p text:style-name="P41">- <text:span text:style-name="T18">une liste d’indices </text:span><text:span text:style-name="T7">ranking_score_index</text:span><text:span text:style-name="T18"> : où sont rangés les indices des différents Leader par ordre de classement (score décroissant)</text:span></text:p>
      <text:p text:style-name="P41">- <text:span text:style-name="T18">une liste d’indices </text:span><text:span text:style-name="T7">ranking_time_index</text:span><text:span text:style-name="T18"> : où sont rangés les indices des différents Leader par </text:span><text:span text:style-name="T19">meilleur temps</text:span><text:span text:style-name="T18"> (</text:span><text:span text:style-name="T19">temps</text:span><text:span text:style-name="T18"> croissant)</text:span></text:p>
      <text:p text:style-name="P41"/>
      <text:p text:style-name="P41"/>
      <text:p text:style-name="P14"><text:span text:style-name="T45">Fonctions</text:span>:</text:p>
      <text:p text:style-name="P53">- <text:span text:style-name="T5">Leaderboard * init_leaderboard()</text:span> : <text:span text:style-name="T46">Initialise un leaderboard vide.</text:span></text:p>
      <text:p text:style-name="P53"><text:span text:style-name="T46">A</text:span>lloue la mémoire pour <text:span text:style-name="T46">L</text:span>eaderboard, ainsi que pour les listes ranking_score_index et ranking_time_index.</text:p>
      <text:p text:style-name="P52"/>
      <text:p text:style-name="P62">- <text:span text:style-name="T5">Leader * init_leader(int score, int time, char * name)</text:span> : Initialise un leader.</text:p>
      <text:p text:style-name="P62">A<text:span text:style-name="T44">lloue la mémoire pour </text:span>un Leader et initialise son score, temps et nom.</text:p>
      <text:p text:style-name="P61"/>
      <text:p text:style-name="P47"><text:span text:style-name="T24">- </text:span><text:span text:style-name="T29">void free_leaderboard(Leaderboard * b</text:span><text:span text:style-name="T30">) </text:span><text:span text:style-name="T25">: Libère la mémoire alloué par <text:s/></text:span><text:span text:style-name="T24">Leaderboard.</text:span></text:p>
      <text:p text:style-name="P47"><text:span text:style-name="T24"/></text:p>
      <text:p text:style-name="P47"><text:span text:style-name="T29">- int add_new_leader(Leaderboard * board, int score, int time, char ** name)</text:span><text:span text:style-name="T24"> : </text:span><text:span text:style-name="T25">Ajoute un nouveau Leader dans <text:s/></text:span><text:span text:style-name="T24">L</text:span><text:span text:style-name="T26">eaderboard.</text:span></text:p>
      <text:p text:style-name="P47"><text:span text:style-name="T25">Comme name est un pointeur où est stocké le nom lue en mémoire à la lecture du fichier, on utilise memcpy() pour la copier à une autre adresse mémoire propre à elle. Ensuite, on ajoute son indice dans ranking_score_index et ranking_time_index qui ne sont pas encore triés pour l’instant.</text:span></text:p>
      <text:p text:style-name="P47"><text:span text:style-name="T25"/></text:p>
      <text:p text:style-name="P47"><text:span text:style-name="T25">- </text:span><text:span text:style-name="T30">int read_leaderboard(Leaderboard * board)</text:span><text:span text:style-name="T25"> : Affiche en console les données dans Leaderboard.</text:span></text:p>
      <text:p text:style-name="P47"><text:span text:style-name="T25"/></text:p>
      <text:p text:style-name="P47"><text:span text:style-name="T25">- </text:span><text:span text:style-name="T30">int read_ranking_score_index(Leaderboard * board)</text:span><text:span text:style-name="T25"> : <text:s/>Affiche en console l’indice et le score du tableau ranking_score_index.</text:span></text:p>
      <text:p text:style-name="P47"><text:soft-page-break/><text:span text:style-name="T25"/></text:p>
      <text:p text:style-name="P47"><text:span text:style-name="T25">- </text:span><text:span text:style-name="T30">int read_ranking_time_index(Leaderboard * board)</text:span><text:span text:style-name="T25"> : Affiche en console l’indice et le temps du tableau ranking_time_index.</text:span></text:p>
      <text:p text:style-name="P47"><text:span text:style-name="T25"/></text:p>
      <text:p text:style-name="P47"><text:span text:style-name="T25">- </text:span><text:span text:style-name="T30">int rank_leaders_score(Leaderboard * board) </text:span><text:span text:style-name="T25">: </text:span><text:span text:style-name="T27">Trie le tableau ranking_score_index par meilleur score.</text:span></text:p>
      <text:p text:style-name="P47"><text:span text:style-name="T27"/></text:p>
      <text:p text:style-name="P48"><text:span text:style-name="T27">- </text:span><text:span text:style-name="T31">int rank_leaders_time(Leaderboard * board)</text:span><text:span text:style-name="T27"> : Trie le tableau ranking_time_index par meilleur temps.</text:span></text:p>
      <text:p text:style-name="P48"><text:span text:style-name="T27"/></text:p>
      <text:p text:style-name="P48"><text:span text:style-name="T27"/></text:p>
      <text:p text:style-name="P48"><text:span text:style-name="T27">- </text:span><text:span text:style-name="T31">FILE * get_file(const char * path, const char * accessMode)</text:span><text:span text:style-name="T27"> : </text:span><text:span text:style-name="T28">Ouvre le fichier.</text:span></text:p>
      <text:p text:style-name="P48"><text:span text:style-name="T28"/></text:p>
      <text:p text:style-name="P48"><text:span text:style-name="T28">-</text:span><text:span text:style-name="T32"> int save_data_in_file(char * name, int score, int time)</text:span><text:span text:style-name="T28"> : Sauvegarde le nom, score et temps dans en écrivant dans le fichier.</text:span></text:p>
      <text:p text:style-name="P48"><text:span text:style-name="T28"/></text:p>
      <text:p text:style-name="P48"><text:span text:style-name="T28">- </text:span><text:span text:style-name="T32">int read_data_in_file(Leaderboard * board)</text:span><text:span text:style-name="T28"> : Lit les données du fichier et sauvegarde les données en appelant add_new_leader.</text:span></text:p>
      <text:p text:style-name="P70"><text:span text:style-name="T3"/></text:p>
      <text:p text:style-name="P68"><text:span text:style-name="T3"/></text:p>
      <text:p text:style-name="P82"><text:span text:style-name="T1"/></text:p>
      <text:p text:style-name="P82"><text:span text:style-name="T1">Display</text:span></text:p>
      <text:p text:style-name="P41"/>
      <text:p text:style-name="P44">Ce module regroupe toutes les fonctions utilisant la bibliothèque MLV pour l’initialisation et l’affichage de la fenêtre ainsi que la gestion des événements du clavier et de la souris.</text:p>
      <text:p text:style-name="P69"><text:span text:style-name="T3"/></text:p>
      <text:p text:style-name="P69"><text:span text:style-name="T3"/></text:p>
      <text:p text:style-name="P25"/>
      <text:p text:style-name="P25">Stealth</text:p>
      <text:p text:style-name="P42"/>
      <text:p text:style-name="P46">Fichier à exécuter.</text:p>
      <text:p text:style-name="P44"/>
      <text:p text:style-name="P44"/>
      <text:p text:style-name="P41"/>
      <text:p text:style-name="P41"/>
      <text:p text:style-name="P44"><text:span text:style-name="T5"/></text:p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3T14:29:24.215000000</meta:creation-date>
    <dc:date>2023-01-13T18:52:28.915000000</dc:date>
    <meta:editing-duration>PT3H2M39S</meta:editing-duration>
    <meta:editing-cycles>60</meta:editing-cycles>
    <meta:generator>LibreOffice/7.1.2.2$Windows_X86_64 LibreOffice_project/8a45595d069ef5570103caea1b71cc9d82b2aae4</meta:generator>
    <meta:document-statistic meta:table-count="0" meta:image-count="0" meta:object-count="0" meta:page-count="7" meta:paragraph-count="169" meta:word-count="1877" meta:character-count="11628" meta:non-whitespace-character-count="9905"/>
  </office:meta>
</office:document-meta>
</file>